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gr1" style:family="graphic">
      <style:graphic-properties draw:textarea-horizontal-align="justify" draw:textarea-vertical-align="middle" draw:auto-grow-height="false" fo:min-height="0.486cm" fo:min-width="0.486cm"/>
      <style:paragraph-properties fo:text-align="center"/>
    </style:style>
    <style:style style:name="gr2" style:family="graphic">
      <style:graphic-properties draw:textarea-horizontal-align="center" draw:textarea-vertical-align="middle"/>
      <style:paragraph-properties fo:text-align="center"/>
    </style:style>
    <style:style style:name="gr3" style:family="graphic">
      <style:graphic-properties svg:stroke-opacity="60%" draw:opacity="100%" draw:textarea-horizontal-align="justify" draw:textarea-vertical-align="middle" draw:auto-grow-height="false" fo:min-height="25.005cm" fo:min-width="0.214cm"/>
      <style:paragraph-properties fo:text-align="center"/>
    </style:style>
    <style:style style:name="gr4" style:family="graphic">
      <style:graphic-properties draw:textarea-horizontal-align="justify" draw:textarea-vertical-align="middle" draw:auto-grow-height="false" fo:min-height="19.911cm" fo:min-width="0.178cm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opacity="100%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xample" table:style-name="ta1">
        <table:shapes>
          <draw:custom-shape draw:z-index="0" draw:name="Shape 19" draw:style-name="gr1" draw:text-style-name="P1" svg:width="0.686cm" svg:height="0.686cm" svg:x="5.31cm" svg:y="0.4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" draw:name="Shape 2" draw:style-name="gr1" draw:text-style-name="P1" svg:width="0.686cm" svg:height="0.686cm" svg:x="3.052cm" svg:y="0.4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7" draw:name="Vertical line 1" draw:style-name="gr2" draw:text-style-name="P1" svg:x1="3.432cm" svg:y1="1.21cm" svg:x2="3.432cm" svg:y2="6.193cm">
            <text:p/>
          </draw:line>
          <draw:custom-shape draw:z-index="19" draw:name="Shape 7" draw:style-name="gr3" draw:text-style-name="P3" svg:width="0.346cm" svg:height="25.721cm" svg:x="1.06cm" svg:y="0.84cm">
            <text:p text:style-name="P2">Forward</text:p>
            <draw:enhanced-geometry svg:viewBox="0 0 21600 21600" draw:text-areas="?f0 0 ?f2 ?f5" draw:type="down-arrow" draw:modifiers="20623.7558062376 4141.93548387097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0" draw:name="Shape 8" draw:style-name="gr4" draw:text-style-name="P2" svg:width="0.331cm" svg:height="20.514cm" svg:x="8.805cm" svg:y="5.806cm">
            <text:p text:style-name="P2">Backward</text:p>
            <draw:enhanced-geometry svg:viewBox="0 0 21600 21600" draw:text-areas="?f0 ?f7 ?f2 21600" draw:type="up-arrow" draw:modifiers="1186.23776223776 5009.63855421687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1" table:default-cell-style-name="Default"/>
        <table:table-column table:style-name="co1" table:default-cell-style-name="ce2"/>
        <table:table-column table:style-name="co1" table:number-columns-repeated="14" table:default-cell-style-name="Default"/>
        <table:table-row table:style-name="ro1"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2"/>
          <table:table-cell office:value-type="float" office:value="0.3" calcext:value-type="float">
            <text:p>0.3</text:p>
          </table:table-cell>
          <table:table-cell table:style-name="ce1" office:value-type="string" calcext:value-type="string">
            <text:p>Training increment</text:p>
          </table:table-cell>
          <table:table-cell table:number-columns-repeated="10"/>
        </table:table-row>
        <table:table-row table:style-name="ro1">
          <table:table-cell/>
          <table:table-cell table:style-name="Default">
            <draw:line draw:z-index="8" draw:name="Vertical line 3" draw:style-name="gr2" draw:text-style-name="P1" svg:x1="3.266cm" svg:y1="0.145cm" svg:x2="1.339cm" svg:y2="5.338cm">
              <text:p/>
            </draw:line>
            <draw:line draw:z-index="9" draw:name="Vertical line 4" draw:style-name="gr2" draw:text-style-name="P1" svg:x1="1.294cm" svg:y1="0.226cm" svg:x2="3.266cm" svg:y2="5.451cm">
              <text:p/>
            </draw:line>
            <draw:line draw:z-index="11" draw:name="Vertical line 6" draw:style-name="gr2" draw:text-style-name="P1" svg:x1="1.37cm" svg:y1="0.113cm" svg:x2="5.358cm" svg:y2="5.452cm">
              <text:p/>
            </draw:line>
          </table:table-cell>
          <table:table-cell>
            <draw:line draw:z-index="10" draw:name="Vertical line 5" draw:style-name="gr2" draw:text-style-name="P1" svg:x1="1.204cm" svg:y1="0.291cm" svg:x2="1.204cm" svg:y2="5.274cm">
              <text:p/>
            </draw:line>
            <draw:line draw:z-index="12" draw:name="Vertical line 7" draw:style-name="gr2" draw:text-style-name="P1" svg:x1="1.369cm" svg:y1="0.161cm" svg:x2="3.206cm" svg:y2="5.339cm">
              <text:p/>
            </draw:line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Layer 0 Inputs / Activation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3"/>
        </table:table-row>
        <table:table-row table:style-name="ro1" table:number-rows-repeated="2"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Layer 1 Weights</text:p>
          </table:table-cell>
          <table:table-cell table:number-columns-repeated="2"/>
          <table:table-cell table:style-name="ce1" office:value-type="string" calcext:value-type="string">
            <text:p>Layer 1 New Weights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12]+[.$E$2]*[.M26]" office:value-type="float" office:value="-1.99943626052582" calcext:value-type="float">
            <text:p>-1.99943626052582</text:p>
          </table:table-cell>
          <table:table-cell table:style-name="ce2" table:formula="of:=[.C12]+[.$E$2]*[.N26]" office:value-type="float" office:value="-0.00427116598245573" calcext:value-type="float">
            <text:p>-0.00427116598245573</text:p>
          </table:table-cell>
          <table:table-cell table:style-name="ce2" table:formula="of:=[.D12]+[.$E$2]*[.O26]" office:value-type="float" office:value="1.99222207336411" calcext:value-type="float">
            <text:p>1.99222207336411</text:p>
          </table:table-cell>
          <table:table-cell table:number-columns-repeated="9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2" calcext:value-type="float">
            <text:p>-2</text:p>
          </table:table-cell>
          <table:table-cell table:style-name="ce2" table:formula="of:=[.B13]+[.$E$2]*[.M33]" office:value-type="float" office:value="-1.00455428072481" calcext:value-type="float">
            <text:p>-1.00455428072481</text:p>
          </table:table-cell>
          <table:table-cell table:style-name="ce2" table:formula="of:=[.C13]+[.$E$2]*[.N33]" office:value-type="float" office:value="0.997036538742498" calcext:value-type="float">
            <text:p>0.997036538742498</text:p>
          </table:table-cell>
          <table:table-cell table:style-name="ce2" table:formula="of:=[.D13]+[.$E$2]*[.O33]" office:value-type="float" office:value="-2.00631836322758" calcext:value-type="float">
            <text:p>-2.00631836322758</text:p>
          </table:table-cell>
          <table:table-cell table:number-columns-repeated="9"/>
        </table:table-row>
        <table:table-row table:style-name="ro1">
          <table:table-cell/>
          <table:table-cell table:style-name="Default">
            <draw:custom-shape draw:z-index="4" draw:name="Shape 4" draw:style-name="gr1" draw:text-style-name="P1" svg:width="0.686cm" svg:height="0.686cm" svg:x="0.838cm" svg:y="0.3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>
            <draw:custom-shape draw:z-index="5" draw:name="Shape 5" draw:style-name="gr1" draw:text-style-name="P1" svg:width="0.686cm" svg:height="0.686cm" svg:x="0.807cm" svg:y="0.3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>
            <draw:custom-shape draw:z-index="1" draw:name="Shape 1" draw:style-name="gr1" draw:text-style-name="P1" svg:width="0.686cm" svg:height="0.686cm" svg:x="0.808cm" svg:y="0.3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12"/>
        </table:table-row>
        <table:table-row table:style-name="ro1">
          <table:table-cell/>
          <table:table-cell table:style-name="Default">
            <draw:line draw:z-index="18" draw:name="Vertical line 13" draw:style-name="gr2" draw:text-style-name="P1" svg:x1="1.219cm" svg:y1="0.37cm" svg:x2="3.206cm" svg:y2="8.805cm">
              <text:p/>
            </draw:line>
          </table:table-cell>
          <table:table-cell table:number-columns-repeated="14"/>
        </table:table-row>
        <table:table-row table:style-name="ro1">
          <table:table-cell/>
          <table:table-cell table:style-name="Default">
            <draw:line draw:z-index="13" draw:name="Vertical line 8" draw:style-name="gr2" draw:text-style-name="P1" svg:x1="1.249cm" svg:y1="0.081cm" svg:x2="1.204cm" svg:y2="8.452cm">
              <text:p/>
            </draw:line>
            <draw:line draw:z-index="14" draw:name="Vertical line 9" draw:style-name="gr2" draw:text-style-name="P1" svg:x1="3.266cm" svg:y1="0.129cm" svg:x2="1.324cm" svg:y2="8.402cm">
              <text:p/>
            </draw:line>
            <draw:line draw:z-index="15" draw:name="Vertical line 10" draw:style-name="gr2" draw:text-style-name="P1" svg:x1="5.509cm" svg:y1="0.097cm" svg:x2="1.46cm" svg:y2="8.483cm">
              <text:p/>
            </draw:line>
          </table:table-cell>
          <table:table-cell>
            <draw:line draw:z-index="16" draw:name="Vertical line 11" draw:style-name="gr2" draw:text-style-name="P1" svg:x1="3.401cm" svg:y1="0.178cm" svg:x2="1.22cm" svg:y2="8.436cm">
              <text:p/>
            </draw:line>
            <draw:line draw:z-index="17" draw:name="Vertical line 12" draw:style-name="gr2" draw:text-style-name="P1" svg:x1="1.204cm" svg:y1="0.065cm" svg:x2="1.13cm" svg:y2="8.386cm">
              <text:p/>
            </draw:line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Layer 1 Weighted Sums</text:p>
          </table:table-cell>
          <table:table-cell table:number-columns-repeated="14"/>
        </table:table-row>
        <table:table-row table:style-name="ro1">
          <table:table-cell/>
          <table:table-cell table:formula="of:=[.B5]*[.B$12]+[.C5]*[.B$13]" office:value-type="float" office:value="-0" calcext:value-type="float">
            <text:p>0</text:p>
          </table:table-cell>
          <table:table-cell table:style-name="ce2" table:formula="of:=[.B5]*[.C$12]+[.C5]*[.C$13]" office:value-type="float" office:value="0" calcext:value-type="float">
            <text:p>0</text:p>
          </table:table-cell>
          <table:table-cell table:style-name="ce2" table:formula="of:=[.B5]*[.D$12]+[.C5]*[.D$1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formula="of:=[.B6]*[.B$12]+[.C6]*[.B$13]" office:value-type="float" office:value="-1" calcext:value-type="float">
            <text:p>-1</text:p>
          </table:table-cell>
          <table:table-cell table:style-name="ce2" table:formula="of:=[.B6]*[.C$12]+[.C6]*[.C$13]" office:value-type="float" office:value="1" calcext:value-type="float">
            <text:p>1</text:p>
          </table:table-cell>
          <table:table-cell table:style-name="ce2" table:formula="of:=[.B6]*[.D$12]+[.C6]*[.D$13]" office:value-type="float" office:value="-2" calcext:value-type="float">
            <text:p>-2</text:p>
          </table:table-cell>
          <table:table-cell table:number-columns-repeated="12"/>
        </table:table-row>
        <table:table-row table:style-name="ro1">
          <table:table-cell/>
          <table:table-cell table:formula="of:=[.B7]*[.B$12]+[.C7]*[.B$13]" office:value-type="float" office:value="-2" calcext:value-type="float">
            <text:p>-2</text:p>
          </table:table-cell>
          <table:table-cell table:style-name="ce2" table:formula="of:=[.B7]*[.C$12]+[.C7]*[.C$13]" office:value-type="float" office:value="0" calcext:value-type="float">
            <text:p>0</text:p>
          </table:table-cell>
          <table:table-cell table:style-name="ce2" table:formula="of:=[.B7]*[.D$12]+[.C7]*[.D$13]" office:value-type="float" office:value="2" calcext:value-type="float">
            <text:p>2</text:p>
          </table:table-cell>
          <table:table-cell table:number-columns-repeated="8"/>
          <table:table-cell table:style-name="ce1" office:value-type="string" calcext:value-type="string">
            <text:p>Derivative of Cost WRT Layer 1 Weights</text:p>
          </table:table-cell>
          <table:table-cell table:number-columns-repeated="3"/>
        </table:table-row>
        <table:table-row table:style-name="ro1">
          <table:table-cell/>
          <table:table-cell table:formula="of:=[.B8]*[.B$12]+[.C8]*[.B$13]" office:value-type="float" office:value="-3" calcext:value-type="float">
            <text:p>-3</text:p>
          </table:table-cell>
          <table:table-cell table:style-name="ce2" table:formula="of:=[.B8]*[.C$12]+[.C8]*[.C$13]" office:value-type="float" office:value="1" calcext:value-type="float">
            <text:p>1</text:p>
          </table:table-cell>
          <table:table-cell table:style-name="ce2" table:formula="of:=[.B8]*[.D$12]+[.C8]*[.D$13]" office:value-type="float" office:value="0" calcext:value-type="float">
            <text:p>0</text:p>
          </table:table-cell>
          <table:table-cell table:number-columns-repeated="8"/>
          <table:table-cell table:style-name="ce7" office:value-type="string" calcext:value-type="string">
            <text:p>w00</text:p>
          </table:table-cell>
          <table:table-cell table:style-name="ce7" office:value-type="string" calcext:value-type="string">
            <text:p>w10</text:p>
          </table:table-cell>
          <table:table-cell table:style-name="ce7" office:value-type="string" calcext:value-type="string">
            <text:p>w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" table:formula="of:=[.I29]*[.B5]" office:value-type="float" office:value="0" calcext:value-type="float">
            <text:p>0</text:p>
          </table:table-cell>
          <table:table-cell table:style-name="ce2" table:formula="of:=[.J29]*[.B5]" office:value-type="float" office:value="-0" calcext:value-type="float">
            <text:p>0</text:p>
          </table:table-cell>
          <table:table-cell table:style-name="ce2" table:formula="of:=[.K29]*[.B5]" office:value-type="float" office:value="-0" calcext:value-type="float">
            <text:p>0</text:p>
          </table:table-cell>
          <table:table-cell table:style-name="ce9" office:value-type="string" calcext:value-type="string">
            <text:p>Example 0</text:p>
          </table:table-cell>
        </table:table-row>
        <table:table-row table:style-name="ro1">
          <table:table-cell/>
          <table:table-cell table:style-name="ce1" office:value-type="string" calcext:value-type="string">
            <text:p>Layer 1 Activations</text:p>
          </table:table-cell>
          <table:table-cell table:number-columns-repeated="3"/>
          <table:table-cell table:style-name="ce1" office:value-type="string" calcext:value-type="string">
            <text:p>Derivative of Layer 1 Activations WRT Layer 1 Weighted sums</text:p>
          </table:table-cell>
          <table:table-cell table:number-columns-repeated="6"/>
          <table:table-cell table:style-name="ce2" table:formula="of:=[.I30]*[.B6]" office:value-type="float" office:value="-0" calcext:value-type="float">
            <text:p>0</text:p>
          </table:table-cell>
          <table:table-cell table:style-name="ce2" table:formula="of:=[.J30]*[.B6]" office:value-type="float" office:value="0" calcext:value-type="float">
            <text:p>0</text:p>
          </table:table-cell>
          <table:table-cell table:style-name="ce2" table:formula="of:=[.K30]*[.B6]" office:value-type="float" office:value="0" calcext:value-type="float">
            <text:p>0</text:p>
          </table:table-cell>
          <table:table-cell table:style-name="ce9" office:value-type="string" calcext:value-type="string">
            <text:p>Example 1</text:p>
          </table:table-cell>
        </table:table-row>
        <table:table-row table:style-name="ro1">
          <table:table-cell/>
          <table:table-cell table:formula="of:=1/(1+EXP(-[.B18]))" office:value-type="float" office:value="0.5" calcext:value-type="float">
            <text:p>0.5</text:p>
          </table:table-cell>
          <table:table-cell table:style-name="ce2" table:formula="of:=1/(1+EXP(-[.C18]))" office:value-type="float" office:value="0.5" calcext:value-type="float">
            <text:p>0.5</text:p>
          </table:table-cell>
          <table:table-cell table:style-name="ce2" table:formula="of:=1/(1+EXP(-[.D18]))" office:value-type="float" office:value="0.5" calcext:value-type="float">
            <text:p>0.5</text:p>
          </table:table-cell>
          <table:table-cell/>
          <table:table-cell table:formula="of:=[.B24]*(1-[.B24])" office:value-type="float" office:value="0.25" calcext:value-type="float">
            <text:p>0.25</text:p>
          </table:table-cell>
          <table:table-cell table:formula="of:=[.C24]*(1-[.C24])" office:value-type="float" office:value="0.25" calcext:value-type="float">
            <text:p>0.25</text:p>
          </table:table-cell>
          <table:table-cell table:formula="of:=[.D24]*(1-[.D24])" office:value-type="float" office:value="0.25" calcext:value-type="float">
            <text:p>0.25</text:p>
          </table:table-cell>
          <table:table-cell table:number-columns-repeated="4"/>
          <table:table-cell table:style-name="ce2" table:formula="of:=[.I31]*[.B7]" office:value-type="float" office:value="-0.0237537615061764" calcext:value-type="float">
            <text:p>-0.0237537615061764</text:p>
          </table:table-cell>
          <table:table-cell table:style-name="ce2" table:formula="of:=[.J31]*[.B7]" office:value-type="float" office:value="0.0220268072091868" calcext:value-type="float">
            <text:p>0.0220268072091868</text:p>
          </table:table-cell>
          <table:table-cell table:style-name="ce2" table:formula="of:=[.K31]*[.B7]" office:value-type="float" office:value="0.0191284145784078" calcext:value-type="float">
            <text:p>0.0191284145784078</text:p>
          </table:table-cell>
          <table:table-cell table:style-name="ce9" office:value-type="string" calcext:value-type="string">
            <text:p>Example 2</text:p>
          </table:table-cell>
        </table:table-row>
        <table:table-row table:style-name="ro1">
          <table:table-cell/>
          <table:table-cell table:formula="of:=1/(1+EXP(-[.B19]))" office:value-type="float" office:value="0.268941421369995" calcext:value-type="float">
            <text:p>0.268941421369995</text:p>
          </table:table-cell>
          <table:table-cell table:style-name="ce2" table:formula="of:=1/(1+EXP(-[.C19]))" office:value-type="float" office:value="0.731058578630005" calcext:value-type="float">
            <text:p>0.731058578630005</text:p>
          </table:table-cell>
          <table:table-cell table:style-name="ce2" table:formula="of:=1/(1+EXP(-[.D19]))" office:value-type="float" office:value="0.119202922022118" calcext:value-type="float">
            <text:p>0.119202922022118</text:p>
          </table:table-cell>
          <table:table-cell/>
          <table:table-cell table:formula="of:=[.B25]*(1-[.B25])" office:value-type="float" office:value="0.196611933241482" calcext:value-type="float">
            <text:p>0.196611933241482</text:p>
          </table:table-cell>
          <table:table-cell table:formula="of:=[.C25]*(1-[.C25])" office:value-type="float" office:value="0.196611933241482" calcext:value-type="float">
            <text:p>0.196611933241482</text:p>
          </table:table-cell>
          <table:table-cell table:formula="of:=[.D25]*(1-[.D25])" office:value-type="float" office:value="0.104993585403507" calcext:value-type="float">
            <text:p>0.104993585403507</text:p>
          </table:table-cell>
          <table:table-cell table:number-columns-repeated="4"/>
          <table:table-cell table:style-name="ce2" table:formula="of:=[.I32]*[.B8]" office:value-type="float" office:value="0.0312702878286304" calcext:value-type="float">
            <text:p>0.0312702878286304</text:p>
          </table:table-cell>
          <table:table-cell table:style-name="ce2" table:formula="of:=[.J32]*[.B8]" office:value-type="float" office:value="-0.0789756869752631" calcext:value-type="float">
            <text:p>-0.0789756869752631</text:p>
          </table:table-cell>
          <table:table-cell table:style-name="ce2" table:formula="of:=[.K32]*[.B8]" office:value-type="float" office:value="-0.122834103056977" calcext:value-type="float">
            <text:p>-0.122834103056977</text:p>
          </table:table-cell>
          <table:table-cell table:style-name="ce9" office:value-type="string" calcext:value-type="string">
            <text:p>Example 3</text:p>
          </table:table-cell>
        </table:table-row>
        <table:table-row table:style-name="ro1">
          <table:table-cell/>
          <table:table-cell table:formula="of:=1/(1+EXP(-[.B20]))" office:value-type="float" office:value="0.119202922022118" calcext:value-type="float">
            <text:p>0.119202922022118</text:p>
          </table:table-cell>
          <table:table-cell table:style-name="ce2" table:formula="of:=1/(1+EXP(-[.C20]))" office:value-type="float" office:value="0.5" calcext:value-type="float">
            <text:p>0.5</text:p>
          </table:table-cell>
          <table:table-cell table:style-name="ce2" table:formula="of:=1/(1+EXP(-[.D20]))" office:value-type="float" office:value="0.880797077977882" calcext:value-type="float">
            <text:p>0.880797077977882</text:p>
          </table:table-cell>
          <table:table-cell/>
          <table:table-cell table:formula="of:=[.B26]*(1-[.B26])" office:value-type="float" office:value="0.104993585403507" calcext:value-type="float">
            <text:p>0.104993585403507</text:p>
          </table:table-cell>
          <table:table-cell table:formula="of:=[.C26]*(1-[.C26])" office:value-type="float" office:value="0.25" calcext:value-type="float">
            <text:p>0.25</text:p>
          </table:table-cell>
          <table:table-cell table:formula="of:=[.D26]*(1-[.D26])" office:value-type="float" office:value="0.104993585403507" calcext:value-type="float">
            <text:p>0.104993585403507</text:p>
          </table:table-cell>
          <table:table-cell table:number-columns-repeated="4"/>
          <table:table-cell table:style-name="ce2" table:formula="of:=AVERAGE([.M22:.M25])" office:value-type="float" office:value="0.0018791315806135" calcext:value-type="float">
            <text:p>0.0018791315806135</text:p>
          </table:table-cell>
          <table:table-cell table:style-name="ce2" table:formula="of:=AVERAGE([.N22:.N25])" office:value-type="float" office:value="-0.0142372199415191" calcext:value-type="float">
            <text:p>-0.0142372199415191</text:p>
          </table:table-cell>
          <table:table-cell table:style-name="ce2" table:formula="of:=AVERAGE([.O22:.O25])" office:value-type="float" office:value="-0.0259264221196423" calcext:value-type="float">
            <text:p>-0.0259264221196423</text:p>
          </table:table-cell>
          <table:table-cell table:style-name="ce9" office:value-type="string" calcext:value-type="string">
            <text:p>Average</text:p>
          </table:table-cell>
        </table:table-row>
        <table:table-row table:style-name="ro1">
          <table:table-cell/>
          <table:table-cell table:formula="of:=1/(1+EXP(-[.B21]))" office:value-type="float" office:value="0.0474258731775668" calcext:value-type="float">
            <text:p>0.0474258731775668</text:p>
          </table:table-cell>
          <table:table-cell table:style-name="ce2" table:formula="of:=1/(1+EXP(-[.C21]))" office:value-type="float" office:value="0.731058578630005" calcext:value-type="float">
            <text:p>0.731058578630005</text:p>
          </table:table-cell>
          <table:table-cell table:style-name="ce2" table:formula="of:=1/(1+EXP(-[.D21]))" office:value-type="float" office:value="0.5" calcext:value-type="float">
            <text:p>0.5</text:p>
          </table:table-cell>
          <table:table-cell/>
          <table:table-cell table:formula="of:=[.B27]*(1-[.B27])" office:value-type="float" office:value="0.0451766597309121" calcext:value-type="float">
            <text:p>0.0451766597309121</text:p>
          </table:table-cell>
          <table:table-cell table:formula="of:=[.C27]*(1-[.C27])" office:value-type="float" office:value="0.196611933241482" calcext:value-type="float">
            <text:p>0.196611933241482</text:p>
          </table:table-cell>
          <table:table-cell table:formula="of:=[.D27]*(1-[.D27])" office:value-type="float" office:value="0.25" calcext:value-type="float">
            <text:p>0.25</text:p>
          </table:table-cell>
          <table:table-cell table:number-columns-repeated="4"/>
          <table:table-cell table:style-name="ce2" table:number-columns-repeated="3"/>
          <table:table-cell/>
        </table:table-row>
        <table:table-row table:style-name="ro1">
          <table:table-cell/>
          <table:table-cell table:style-name="Default"/>
          <table:table-cell table:number-columns-repeated="6"/>
          <table:table-cell table:style-name="ce1" office:value-type="string" calcext:value-type="string">
            <text:p>Deltas for Layer 1</text:p>
          </table:table-cell>
          <table:table-cell table:number-columns-repeated="3"/>
          <table:table-cell table:style-name="ce7" office:value-type="string" calcext:value-type="string">
            <text:p>w01</text:p>
          </table:table-cell>
          <table:table-cell table:style-name="ce7" office:value-type="string" calcext:value-type="string">
            <text:p>w11</text:p>
          </table:table-cell>
          <table:table-cell table:style-name="ce7" office:value-type="string" calcext:value-type="string">
            <text:p>w21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6"/>
          <table:table-cell table:formula="of:=[.I49]*[.B$31]*[.B24]*(1-[.B24]) + [.J49]*[.C$31]*[.B24]*(1-[.B24])" office:value-type="float" office:value="0.208780253526958" calcext:value-type="float">
            <text:p>0.208780253526958</text:p>
          </table:table-cell>
          <table:table-cell table:formula="of:=[.I49]*[.B$32]*[.C24]*(1-[.C24]) + [.J49]*[.C$32]*[.C24]*(1-[.C24])" office:value-type="float" office:value="-0.146280253526958" calcext:value-type="float">
            <text:p>-0.146280253526958</text:p>
          </table:table-cell>
          <table:table-cell table:formula="of:=[.I49]*[.B$33]*[.D24]*(1-[.D24]) + [.J49]*[.C$33]*[.D24]*(1-[.D24])" office:value-type="float" office:value="-0.135640126763479" calcext:value-type="float">
            <text:p>-0.135640126763479</text:p>
          </table:table-cell>
          <table:table-cell/>
          <table:table-cell table:style-name="ce2" table:formula="of:=[.I29]*[.C5]" office:value-type="float" office:value="0" calcext:value-type="float">
            <text:p>0</text:p>
          </table:table-cell>
          <table:table-cell table:style-name="ce8" table:formula="of:=[.J29]*[.C5]" office:value-type="float" office:value="-0" calcext:value-type="float">
            <text:p>0</text:p>
          </table:table-cell>
          <table:table-cell table:style-name="ce2" table:formula="of:=[.K29]*[.C5]" office:value-type="float" office:value="-0" calcext:value-type="float">
            <text:p>0</text:p>
          </table:table-cell>
          <table:table-cell table:style-name="ce9" office:value-type="string" calcext:value-type="string">
            <text:p>Example 0</text:p>
          </table:table-cell>
        </table:table-row>
        <table:table-row table:style-name="ro1">
          <table:table-cell/>
          <table:table-cell table:style-name="ce1" office:value-type="string" calcext:value-type="string">
            <text:p>Layer 2 Weights</text:p>
          </table:table-cell>
          <table:table-cell table:number-columns-repeated="2"/>
          <table:table-cell table:style-name="ce1" office:value-type="string" calcext:value-type="string">
            <text:p>Layer 2 New Weights</text:p>
          </table:table-cell>
          <table:table-cell table:number-columns-repeated="3"/>
          <table:table-cell table:formula="of:=[.I50]*[.B$31]*[.B25]*(1-[.B25]) + [.J50]*[.C$31]*[.B25]*(1-[.B25])" office:value-type="float" office:value="-0.091994030826149" calcext:value-type="float">
            <text:p>-0.091994030826149</text:p>
          </table:table-cell>
          <table:table-cell table:formula="of:=[.I50]*[.B$32]*[.C25]*(1-[.C25]) + [.J50]*[.C$32]*[.C25]*(1-[.C25])" office:value-type="float" office:value="0.0394628702085697" calcext:value-type="float">
            <text:p>0.0394628702085697</text:p>
          </table:table-cell>
          <table:table-cell table:formula="of:=[.I50]*[.B$33]*[.D25]*(1-[.D25]) + [.J50]*[.C$33]*[.D25]*(1-[.D25])" office:value-type="float" office:value="0.0385892600226052" calcext:value-type="float">
            <text:p>0.0385892600226052</text:p>
          </table:table-cell>
          <table:table-cell/>
          <table:table-cell table:style-name="ce2" table:formula="of:=[.I30]*[.C6]" office:value-type="float" office:value="-0.0919940308261491" calcext:value-type="float">
            <text:p>-0.0919940308261491</text:p>
          </table:table-cell>
          <table:table-cell table:style-name="ce8" table:formula="of:=[.J30]*[.C6]" office:value-type="float" office:value="0.0394628702085698" calcext:value-type="float">
            <text:p>0.0394628702085698</text:p>
          </table:table-cell>
          <table:table-cell table:style-name="ce2" table:formula="of:=[.K30]*[.C6]" office:value-type="float" office:value="0.0385892600226051" calcext:value-type="float">
            <text:p>0.0385892600226051</text:p>
          </table:table-cell>
          <table:table-cell table:style-name="ce9" office:value-type="string" calcext:value-type="string">
            <text:p>Example 1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table:formula="of:=[.B31]+[.$E$2]*[.L46]" office:value-type="float" office:value="-1.00378411254343" calcext:value-type="float">
            <text:p>-1.00378411254343</text:p>
          </table:table-cell>
          <table:table-cell table:style-name="ce2" table:formula="of:=[.C31]+[.$E$2]*[.M46]" office:value-type="float" office:value="2.00926728462136" calcext:value-type="float">
            <text:p>2.00926728462136</text:p>
          </table:table-cell>
          <table:table-cell table:number-columns-repeated="2"/>
          <table:table-cell table:formula="of:=[.I51]*[.B$31]*[.B26]*(1-[.B26]) + [.J51]*[.C$31]*[.B26]*(1-[.B26])" office:value-type="float" office:value="-0.0237537615061764" calcext:value-type="float">
            <text:p>-0.0237537615061764</text:p>
          </table:table-cell>
          <table:table-cell table:formula="of:=[.I51]*[.B$32]*[.C26]*(1-[.C26]) + [.J51]*[.C$32]*[.C26]*(1-[.C26])" office:value-type="float" office:value="0.0220268072091868" calcext:value-type="float">
            <text:p>0.0220268072091868</text:p>
          </table:table-cell>
          <table:table-cell table:formula="of:=[.I51]*[.B$33]*[.D26]*(1-[.D26]) + [.J51]*[.C$33]*[.D26]*(1-[.D26])" office:value-type="float" office:value="0.0191284145784078" calcext:value-type="float">
            <text:p>0.0191284145784078</text:p>
          </table:table-cell>
          <table:table-cell/>
          <table:table-cell table:style-name="ce2" table:formula="of:=[.I31]*[.C7]" office:value-type="float" office:value="-0" calcext:value-type="float">
            <text:p>0</text:p>
          </table:table-cell>
          <table:table-cell table:style-name="ce8" table:formula="of:=[.J31]*[.C7]" office:value-type="float" office:value="0" calcext:value-type="float">
            <text:p>0</text:p>
          </table:table-cell>
          <table:table-cell table:style-name="ce2" table:formula="of:=[.K31]*[.C7]" office:value-type="float" office:value="0" calcext:value-type="float">
            <text:p>0</text:p>
          </table:table-cell>
          <table:table-cell table:style-name="ce9" office:value-type="string" calcext:value-type="string">
            <text:p>Example 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-2" calcext:value-type="float">
            <text:p>-2</text:p>
          </table:table-cell>
          <table:table-cell/>
          <table:table-cell table:style-name="ce2" table:formula="of:=[.B32]+[.$E$2]*[.L53]" office:value-type="float" office:value="-0.00547324965313713" calcext:value-type="float">
            <text:p>-0.00547324965313713</text:p>
          </table:table-cell>
          <table:table-cell table:style-name="ce2" table:formula="of:=[.C32]+[.$E$2]*[.M53]" office:value-type="float" office:value="-1.98517149945461" calcext:value-type="float">
            <text:p>-1.98517149945461</text:p>
          </table:table-cell>
          <table:table-cell table:number-columns-repeated="2"/>
          <table:table-cell table:formula="of:=[.I52]*[.B$31]*[.B27]*(1-[.B27]) + [.J52]*[.C$31]*[.B27]*(1-[.B27])" office:value-type="float" office:value="0.0312702878286304" calcext:value-type="float">
            <text:p>0.0312702878286304</text:p>
          </table:table-cell>
          <table:table-cell table:formula="of:=[.I52]*[.B$32]*[.C27]*(1-[.C27]) + [.J52]*[.C$32]*[.C27]*(1-[.C27])" office:value-type="float" office:value="-0.0789756869752631" calcext:value-type="float">
            <text:p>-0.0789756869752631</text:p>
          </table:table-cell>
          <table:table-cell table:formula="of:=[.I52]*[.B$33]*[.D27]*(1-[.D27]) + [.J52]*[.C$33]*[.D27]*(1-[.D27])" office:value-type="float" office:value="-0.122834103056977" calcext:value-type="float">
            <text:p>-0.122834103056977</text:p>
          </table:table-cell>
          <table:table-cell/>
          <table:table-cell table:style-name="ce2" table:formula="of:=[.I32]*[.C8]" office:value-type="float" office:value="0.0312702878286304" calcext:value-type="float">
            <text:p>0.0312702878286304</text:p>
          </table:table-cell>
          <table:table-cell table:style-name="ce8" table:formula="of:=[.J32]*[.C8]" office:value-type="float" office:value="-0.0789756869752631" calcext:value-type="float">
            <text:p>-0.0789756869752631</text:p>
          </table:table-cell>
          <table:table-cell table:style-name="ce2" table:formula="of:=[.K32]*[.C8]" office:value-type="float" office:value="-0.122834103056977" calcext:value-type="float">
            <text:p>-0.122834103056977</text:p>
          </table:table-cell>
          <table:table-cell table:style-name="ce9" office:value-type="string" calcext:value-type="string">
            <text:p>Example 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style-name="ce2" table:formula="of:=[.B33]+[.$E$2]*[.L60]" office:value-type="float" office:value="0.99124513613467" calcext:value-type="float">
            <text:p>0.99124513613467</text:p>
          </table:table-cell>
          <table:table-cell table:style-name="ce2" table:formula="of:=[.C33]+[.$E$2]*[.M60]" office:value-type="float" office:value="-0.985304811250226" calcext:value-type="float">
            <text:p>-0.985304811250226</text:p>
          </table:table-cell>
          <table:table-cell table:number-columns-repeated="6"/>
          <table:table-cell table:style-name="ce2" table:formula="of:=AVERAGE([.M29:.M32])" office:value-type="float" office:value="-0.0151809357493797" calcext:value-type="float">
            <text:p>-0.0151809357493797</text:p>
          </table:table-cell>
          <table:table-cell table:style-name="ce2" table:formula="of:=AVERAGE([.N29:.N32])" office:value-type="float" office:value="-0.00987820419167333" calcext:value-type="float">
            <text:p>-0.00987820419167333</text:p>
          </table:table-cell>
          <table:table-cell table:style-name="ce2" table:formula="of:=AVERAGE([.O29:.O32])" office:value-type="float" office:value="-0.0210612107585929" calcext:value-type="float">
            <text:p>-0.0210612107585929</text:p>
          </table:table-cell>
          <table:table-cell table:style-name="ce9" office:value-type="string" calcext:value-type="string">
            <text:p>Average</text:p>
          </table:table-cell>
        </table:table-row>
        <table:table-row table:style-name="ro1">
          <table:table-cell/>
          <table:table-cell table:style-name="Default">
            <draw:custom-shape draw:z-index="6" draw:name="Shape 6" draw:style-name="gr1" draw:text-style-name="P1" svg:width="0.686cm" svg:height="0.686cm" svg:x="0.858cm" svg:y="0.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>
            <draw:custom-shape draw:z-index="3" draw:name="Shape 3" draw:style-name="gr1" draw:text-style-name="P1" svg:width="0.686cm" svg:height="0.686cm" svg:x="0.807cm" svg:y="0.332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13"/>
        </table:table-row>
        <table:table-row table:style-name="ro1" table:number-rows-repeated="2"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Layer 2 Weighted Sums</text:p>
          </table:table-cell>
          <table:table-cell table:number-columns-repeated="14"/>
        </table:table-row>
        <table:table-row table:style-name="ro1">
          <table:table-cell/>
          <table:table-cell table:formula="of:=[.B24]*[.B$31]+[.C24]*[.B$32]+[.D24]*[.B$33]" office:value-type="float" office:value="0" calcext:value-type="float">
            <text:p>0</text:p>
          </table:table-cell>
          <table:table-cell table:style-name="ce2" table:formula="of:=[.B24]*[.C$31]+[.C24]*[.C$32]+[.D24]*[.C$33]" office:value-type="float" office:value="-0.5" calcext:value-type="float">
            <text:p>-0.5</text:p>
          </table:table-cell>
          <table:table-cell table:number-columns-repeated="13"/>
        </table:table-row>
        <table:table-row table:style-name="ro1">
          <table:table-cell/>
          <table:table-cell table:formula="of:=[.B25]*[.B$31]+[.C25]*[.B$32]+[.D25]*[.B$33]" office:value-type="float" office:value="-0.149738499347877" calcext:value-type="float">
            <text:p>-0.149738499347877</text:p>
          </table:table-cell>
          <table:table-cell table:style-name="ce2" table:formula="of:=[.B25]*[.C$31]+[.C25]*[.C$32]+[.D25]*[.C$33]" office:value-type="float" office:value="-1.04343723654214" calcext:value-type="float">
            <text:p>-1.04343723654214</text:p>
          </table:table-cell>
          <table:table-cell table:number-columns-repeated="13"/>
        </table:table-row>
        <table:table-row table:style-name="ro1">
          <table:table-cell/>
          <table:table-cell table:formula="of:=[.B26]*[.B$31]+[.C26]*[.B$32]+[.D26]*[.B$33]" office:value-type="float" office:value="0.761594155955764" calcext:value-type="float">
            <text:p>0.761594155955764</text:p>
          </table:table-cell>
          <table:table-cell table:style-name="ce2" table:formula="of:=[.B26]*[.C$31]+[.C26]*[.C$32]+[.D26]*[.C$33]" office:value-type="float" office:value="-1.64239123393365" calcext:value-type="float">
            <text:p>-1.64239123393365</text:p>
          </table:table-cell>
          <table:table-cell table:number-columns-repeated="8"/>
          <table:table-cell table:style-name="ce1" office:value-type="string" calcext:value-type="string">
            <text:p>Derivative of Cost WRT Layer 2 Weights</text:p>
          </table:table-cell>
          <table:table-cell table:number-columns-repeated="4"/>
        </table:table-row>
        <table:table-row table:style-name="ro1">
          <table:table-cell/>
          <table:table-cell table:formula="of:=[.B27]*[.B$31]+[.C27]*[.B$32]+[.D27]*[.B$33]" office:value-type="float" office:value="0.452574126822433" calcext:value-type="float">
            <text:p>0.452574126822433</text:p>
          </table:table-cell>
          <table:table-cell table:style-name="ce2" table:formula="of:=[.B27]*[.C$31]+[.C27]*[.C$32]+[.D27]*[.C$33]" office:value-type="float" office:value="-1.86726541090488" calcext:value-type="float">
            <text:p>-1.86726541090488</text:p>
          </table:table-cell>
          <table:table-cell table:number-columns-repeated="8"/>
          <table:table-cell table:style-name="ce7" office:value-type="string" calcext:value-type="string">
            <text:p>w00</text:p>
          </table:table-cell>
          <table:table-cell table:style-name="ce7" office:value-type="string" calcext:value-type="string">
            <text:p>w1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9"/>
          <table:table-cell table:style-name="ce2" table:formula="of:=[.I49]*[.B24]" office:value-type="float" office:value="-0.125" calcext:value-type="float">
            <text:p>-0.125</text:p>
          </table:table-cell>
          <table:table-cell table:style-name="ce2" table:formula="of:=[.J49]*[.B24]" office:value-type="float" office:value="0.146280253526958" calcext:value-type="float">
            <text:p>0.146280253526958</text:p>
          </table:table-cell>
          <table:table-cell table:style-name="ce9" office:value-type="string" calcext:value-type="string">
            <text:p>Example 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Layer 2 Activations / Output</text:p>
          </table:table-cell>
          <table:table-cell table:number-columns-repeated="3"/>
          <table:table-cell table:style-name="ce1" office:value-type="string" calcext:value-type="string">
            <text:p>Derivative of Layer 2 Activations WRT Layer 2 Weighted Sums</text:p>
          </table:table-cell>
          <table:table-cell table:number-columns-repeated="5"/>
          <table:table-cell table:style-name="ce2" table:formula="of:=[.I50]*[.B25]" office:value-type="float" office:value="0.0718562946296616" calcext:value-type="float">
            <text:p>0.0718562946296616</text:p>
          </table:table-cell>
          <table:table-cell table:style-name="ce2" table:formula="of:=[.J50]*[.B25]" office:value-type="float" office:value="-0.0269902244239598" calcext:value-type="float">
            <text:p>-0.0269902244239598</text:p>
          </table:table-cell>
          <table:table-cell table:style-name="ce9" office:value-type="string" calcext:value-type="string">
            <text:p>Example 1</text:p>
          </table:table-cell>
          <table:table-cell table:number-columns-repeated="2"/>
        </table:table-row>
        <table:table-row table:style-name="ro1">
          <table:table-cell/>
          <table:table-cell table:formula="of:=1/(1+EXP(-[.B38]))" office:value-type="float" office:value="0.5" calcext:value-type="float">
            <text:p>0.5</text:p>
          </table:table-cell>
          <table:table-cell table:style-name="ce2" table:formula="of:=1/(1+EXP(-[.C38]))" office:value-type="float" office:value="0.377540668798145" calcext:value-type="float">
            <text:p>0.377540668798145</text:p>
          </table:table-cell>
          <table:table-cell table:number-columns-repeated="2"/>
          <table:table-cell table:style-name="ce2" table:formula="of:=[.B44]*(1-[.B44])" office:value-type="float" office:value="0.25" calcext:value-type="float">
            <text:p>0.25</text:p>
          </table:table-cell>
          <table:table-cell table:style-name="ce2" table:formula="of:=[.C44]*(1-[.C44])" office:value-type="float" office:value="0.235003712201595" calcext:value-type="float">
            <text:p>0.235003712201595</text:p>
          </table:table-cell>
          <table:table-cell table:number-columns-repeated="4"/>
          <table:table-cell table:style-name="ce2" table:formula="of:=[.I51]*[.B26]" office:value-type="float" office:value="0.0164658444189381" calcext:value-type="float">
            <text:p>0.0164658444189381</text:p>
          </table:table-cell>
          <table:table-cell table:style-name="ce2" table:formula="of:=[.J51]*[.B26]" office:value-type="float" office:value="-0.00525131956430581" calcext:value-type="float">
            <text:p>-0.00525131956430581</text:p>
          </table:table-cell>
          <table:table-cell table:style-name="ce9" office:value-type="string" calcext:value-type="string">
            <text:p>Example 2</text:p>
          </table:table-cell>
          <table:table-cell table:number-columns-repeated="2"/>
        </table:table-row>
        <table:table-row table:style-name="ro1">
          <table:table-cell/>
          <table:table-cell table:formula="of:=1/(1+EXP(-[.B39]))" office:value-type="float" office:value="0.462635164094551" calcext:value-type="float">
            <text:p>0.462635164094551</text:p>
          </table:table-cell>
          <table:table-cell table:style-name="ce2" table:formula="of:=1/(1+EXP(-[.C39]))" office:value-type="float" office:value="0.26048732150207" calcext:value-type="float">
            <text:p>0.26048732150207</text:p>
          </table:table-cell>
          <table:table-cell table:number-columns-repeated="2"/>
          <table:table-cell table:style-name="ce2" table:formula="of:=[.B45]*(1-[.B45])" office:value-type="float" office:value="0.248603869037759" calcext:value-type="float">
            <text:p>0.248603869037759</text:p>
          </table:table-cell>
          <table:table-cell table:style-name="ce2" table:formula="of:=[.C45]*(1-[.C45])" office:value-type="float" office:value="0.192633676838747" calcext:value-type="float">
            <text:p>0.192633676838747</text:p>
          </table:table-cell>
          <table:table-cell table:number-columns-repeated="2"/>
          <table:table-cell table:style-name="ce5"/>
          <table:table-cell/>
          <table:table-cell table:style-name="ce2" table:formula="of:=[.I52]*[.B27]" office:value-type="float" office:value="-0.0137769729610456" calcext:value-type="float">
            <text:p>-0.0137769729610456</text:p>
          </table:table-cell>
          <table:table-cell table:style-name="ce2" table:formula="of:=[.J52]*[.B27]" office:value-type="float" office:value="0.0095250854127958" calcext:value-type="float">
            <text:p>0.0095250854127958</text:p>
          </table:table-cell>
          <table:table-cell table:style-name="ce9" office:value-type="string" calcext:value-type="string">
            <text:p>Example 3</text:p>
          </table:table-cell>
          <table:table-cell table:number-columns-repeated="2"/>
        </table:table-row>
        <table:table-row table:style-name="ro1">
          <table:table-cell/>
          <table:table-cell table:formula="of:=1/(1+EXP(-[.B40]))" office:value-type="float" office:value="0.681699742194526" calcext:value-type="float">
            <text:p>0.681699742194526</text:p>
          </table:table-cell>
          <table:table-cell table:style-name="ce2" table:formula="of:=1/(1+EXP(-[.C40]))" office:value-type="float" office:value="0.162139949544124" calcext:value-type="float">
            <text:p>0.162139949544124</text:p>
          </table:table-cell>
          <table:table-cell table:number-columns-repeated="2"/>
          <table:table-cell table:style-name="ce2" table:formula="of:=[.B46]*(1-[.B46])" office:value-type="float" office:value="0.216985203686443" calcext:value-type="float">
            <text:p>0.216985203686443</text:p>
          </table:table-cell>
          <table:table-cell table:style-name="ce2" table:formula="of:=[.C46]*(1-[.C46])" office:value-type="float" office:value="0.135850586305953" calcext:value-type="float">
            <text:p>0.135850586305953</text:p>
          </table:table-cell>
          <table:table-cell table:number-columns-repeated="4"/>
          <table:table-cell table:style-name="ce2" table:formula="of:=AVERAGE([.L42:.L45])" office:value-type="float" office:value="-0.0126137084781115" calcext:value-type="float">
            <text:p>-0.0126137084781115</text:p>
          </table:table-cell>
          <table:table-cell table:style-name="ce2" table:formula="of:=AVERAGE([.M42:.M45])" office:value-type="float" office:value="0.030890948737872" calcext:value-type="float">
            <text:p>0.030890948737872</text:p>
          </table:table-cell>
          <table:table-cell table:style-name="ce9"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/>
          <table:table-cell table:formula="of:=1/(1+EXP(-[.B41]))" office:value-type="float" office:value="0.611251081073649" calcext:value-type="float">
            <text:p>0.611251081073649</text:p>
          </table:table-cell>
          <table:table-cell table:style-name="ce2" table:formula="of:=1/(1+EXP(-[.C41]))" office:value-type="float" office:value="0.133858454476803" calcext:value-type="float">
            <text:p>0.133858454476803</text:p>
          </table:table-cell>
          <table:table-cell table:number-columns-repeated="2"/>
          <table:table-cell table:style-name="ce2" table:formula="of:=[.B47]*(1-[.B47])" office:value-type="float" office:value="0.237623196959944" calcext:value-type="float">
            <text:p>0.237623196959944</text:p>
          </table:table-cell>
          <table:table-cell table:style-name="ce2" table:formula="of:=[.C47]*(1-[.C47])" office:value-type="float" office:value="0.115940368641885" calcext:value-type="float">
            <text:p>0.115940368641885</text:p>
          </table:table-cell>
          <table:table-cell table:number-columns-repeated="3"/>
          <table:table-cell table:style-name="ce6"/>
          <table:table-cell table:style-name="ce2" table:number-columns-repeated="2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6"/>
          <table:table-cell table:style-name="ce1" office:value-type="string" calcext:value-type="string">
            <text:p>Deltas for Layer 2</text:p>
          </table:table-cell>
          <table:table-cell/>
          <table:table-cell table:style-name="ce6"/>
          <table:table-cell table:style-name="ce7" office:value-type="string" calcext:value-type="string">
            <text:p>w01</text:p>
          </table:table-cell>
          <table:table-cell table:style-name="ce7" office:value-type="string" calcext:value-type="string">
            <text:p>w1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Desired output</text:p>
          </table:table-cell>
          <table:table-cell table:number-columns-repeated="6"/>
          <table:table-cell table:style-name="ce2" table:formula="of:=[.F44]*[.F56]" office:value-type="float" office:value="-0.25" calcext:value-type="float">
            <text:p>-0.25</text:p>
          </table:table-cell>
          <table:table-cell table:style-name="ce2" table:formula="of:=[.G44]*[.G56]" office:value-type="float" office:value="0.292560507053915" calcext:value-type="float">
            <text:p>0.292560507053915</text:p>
          </table:table-cell>
          <table:table-cell/>
          <table:table-cell table:style-name="ce2" table:formula="of:=[.I49]*[.C24]" office:value-type="float" office:value="-0.125" calcext:value-type="float">
            <text:p>-0.125</text:p>
          </table:table-cell>
          <table:table-cell table:style-name="ce8" table:formula="of:=[.J49]*[.C24]" office:value-type="float" office:value="0.146280253526958" calcext:value-type="float">
            <text:p>0.146280253526958</text:p>
          </table:table-cell>
          <table:table-cell table:style-name="ce9" office:value-type="string" calcext:value-type="string">
            <text:p>Example 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" table:formula="of:=[.F45]*[.F57]" office:value-type="float" office:value="0.26718195458187" calcext:value-type="float">
            <text:p>0.26718195458187</text:p>
          </table:table-cell>
          <table:table-cell table:style-name="ce2" table:formula="of:=[.G45]*[.G57]" office:value-type="float" office:value="-0.100357261021641" calcext:value-type="float">
            <text:p>-0.100357261021641</text:p>
          </table:table-cell>
          <table:table-cell/>
          <table:table-cell table:style-name="ce2" table:formula="of:=[.I50]*[.C25]" office:value-type="float" office:value="0.195325659952208" calcext:value-type="float">
            <text:p>0.195325659952208</text:p>
          </table:table-cell>
          <table:table-cell table:style-name="ce8" table:formula="of:=[.J50]*[.C25]" office:value-type="float" office:value="-0.0733670365976815" calcext:value-type="float">
            <text:p>-0.0733670365976815</text:p>
          </table:table-cell>
          <table:table-cell table:style-name="ce9" office:value-type="string" calcext:value-type="string">
            <text:p>Example 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2" table:formula="of:=[.F46]*[.F58]" office:value-type="float" office:value="0.138132892546736" calcext:value-type="float">
            <text:p>0.138132892546736</text:p>
          </table:table-cell>
          <table:table-cell table:style-name="ce2" table:formula="of:=[.G46]*[.G58]" office:value-type="float" office:value="-0.0440536144183735" calcext:value-type="float">
            <text:p>-0.0440536144183735</text:p>
          </table:table-cell>
          <table:table-cell/>
          <table:table-cell table:style-name="ce2" table:formula="of:=[.I51]*[.C26]" office:value-type="float" office:value="0.0690664462733679" calcext:value-type="float">
            <text:p>0.0690664462733679</text:p>
          </table:table-cell>
          <table:table-cell table:style-name="ce8" table:formula="of:=[.J51]*[.C26]" office:value-type="float" office:value="-0.0220268072091868" calcext:value-type="float">
            <text:p>-0.0220268072091868</text:p>
          </table:table-cell>
          <table:table-cell table:style-name="ce9" office:value-type="string" calcext:value-type="string">
            <text:p>Example 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2" table:formula="of:=[.F47]*[.F59]" office:value-type="float" office:value="-0.290494872059885" calcext:value-type="float">
            <text:p>-0.290494872059885</text:p>
          </table:table-cell>
          <table:table-cell table:style-name="ce2" table:formula="of:=[.G47]*[.G59]" office:value-type="float" office:value="0.200841540168022" calcext:value-type="float">
            <text:p>0.200841540168022</text:p>
          </table:table-cell>
          <table:table-cell/>
          <table:table-cell table:style-name="ce2" table:formula="of:=[.I52]*[.C27]" office:value-type="float" office:value="-0.212368768267405" calcext:value-type="float">
            <text:p>-0.212368768267405</text:p>
          </table:table-cell>
          <table:table-cell table:style-name="ce8" table:formula="of:=[.J52]*[.C27]" office:value-type="float" office:value="0.146826930885095" calcext:value-type="float">
            <text:p>0.146826930885095</text:p>
          </table:table-cell>
          <table:table-cell table:style-name="ce9" office:value-type="string" calcext:value-type="string">
            <text:p>Example 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 table:formula="of:=AVERAGE([.L49:.L52])" office:value-type="float" office:value="-0.0182441655104571" calcext:value-type="float">
            <text:p>-0.0182441655104571</text:p>
          </table:table-cell>
          <table:table-cell table:style-name="ce2" table:formula="of:=AVERAGE([.M49:.M52])" office:value-type="float" office:value="0.0494283351512962" calcext:value-type="float">
            <text:p>0.0494283351512962</text:p>
          </table:table-cell>
          <table:table-cell table:style-name="ce9"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8"/>
          <table:table-cell table:style-name="ce6"/>
          <table:table-cell table:style-name="ce2"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Cost</text:p>
          </table:table-cell>
          <table:table-cell table:number-columns-repeated="3"/>
          <table:table-cell table:style-name="ce1" office:value-type="string" calcext:value-type="string">
            <text:p>Derivative of Cost WRT Layer 2 Activations</text:p>
          </table:table-cell>
          <table:table-cell table:number-columns-repeated="4"/>
          <table:table-cell table:style-name="ce6"/>
          <table:table-cell table:style-name="ce7" office:value-type="string" calcext:value-type="string">
            <text:p>w02</text:p>
          </table:table-cell>
          <table:table-cell table:style-name="ce7" office:value-type="string" calcext:value-type="string">
            <text:p>w12</text:p>
          </table:table-cell>
          <table:table-cell table:number-columns-repeated="3"/>
        </table:table-row>
        <table:table-row table:style-name="ro1">
          <table:table-cell/>
          <table:table-cell table:formula="of:=POWER([.B50]-[.B44]; 2)" office:value-type="float" office:value="0.25" calcext:value-type="float">
            <text:p>0.25</text:p>
          </table:table-cell>
          <table:table-cell table:style-name="ce2" table:formula="of:=POWER([.C50]-[.C44]; 2)" office:value-type="float" office:value="0.38745561900026" calcext:value-type="float">
            <text:p>0.38745561900026</text:p>
          </table:table-cell>
          <table:table-cell table:number-columns-repeated="2"/>
          <table:table-cell table:style-name="ce2" table:formula="of:=2 * ([.B50]-[.B44])" office:value-type="float" office:value="-1" calcext:value-type="float">
            <text:p>-1</text:p>
          </table:table-cell>
          <table:table-cell table:style-name="ce2" table:formula="of:=2 * ([.C50]-[.C44])" office:value-type="float" office:value="1.24491866240371" calcext:value-type="float">
            <text:p>1.24491866240371</text:p>
          </table:table-cell>
          <table:table-cell table:number-columns-repeated="3"/>
          <table:table-cell table:style-name="ce6"/>
          <table:table-cell table:style-name="ce2" table:formula="of:=[.D24]*[.I49]" office:value-type="float" office:value="-0.125" calcext:value-type="float">
            <text:p>-0.125</text:p>
          </table:table-cell>
          <table:table-cell table:style-name="ce2" table:formula="of:=[.J49]*[.D24]" office:value-type="float" office:value="0.146280253526958" calcext:value-type="float">
            <text:p>0.146280253526958</text:p>
          </table:table-cell>
          <table:table-cell table:style-name="ce9" office:value-type="string" calcext:value-type="string">
            <text:p>Example 0</text:p>
          </table:table-cell>
          <table:table-cell table:number-columns-repeated="2"/>
        </table:table-row>
        <table:table-row table:style-name="ro1">
          <table:table-cell/>
          <table:table-cell table:formula="of:=POWER([.B51]-[.B45]; 2)" office:value-type="float" office:value="0.28876096686769" calcext:value-type="float">
            <text:p>0.28876096686769</text:p>
          </table:table-cell>
          <table:table-cell table:style-name="ce2" table:formula="of:=POWER([.C51]-[.C45]; 2)" office:value-type="float" office:value="0.0678536446633228" calcext:value-type="float">
            <text:p>0.0678536446633228</text:p>
          </table:table-cell>
          <table:table-cell table:number-columns-repeated="2"/>
          <table:table-cell table:style-name="ce2" table:formula="of:=2 * ([.B51]-[.B45])" office:value-type="float" office:value="1.0747296718109" calcext:value-type="float">
            <text:p>1.0747296718109</text:p>
          </table:table-cell>
          <table:table-cell table:style-name="ce2" table:formula="of:=2 * ([.C51]-[.C45])" office:value-type="float" office:value="-0.52097464300414" calcext:value-type="float">
            <text:p>-0.52097464300414</text:p>
          </table:table-cell>
          <table:table-cell table:number-columns-repeated="3"/>
          <table:table-cell table:style-name="ce6"/>
          <table:table-cell table:style-name="ce2" table:formula="of:=[.D25]*[.I50]" office:value-type="float" office:value="0.0318488696977396" calcext:value-type="float">
            <text:p>0.0318488696977396</text:p>
          </table:table-cell>
          <table:table-cell table:style-name="ce2" table:formula="of:=[.J50]*[.D25]" office:value-type="float" office:value="-0.011962878759916" calcext:value-type="float">
            <text:p>-0.011962878759916</text:p>
          </table:table-cell>
          <table:table-cell table:style-name="ce9" office:value-type="string" calcext:value-type="string">
            <text:p>Example 1</text:p>
          </table:table-cell>
          <table:table-cell table:number-columns-repeated="2"/>
        </table:table-row>
        <table:table-row table:style-name="ro1">
          <table:table-cell/>
          <table:table-cell table:formula="of:=POWER([.B52]-[.B46]; 2)" office:value-type="float" office:value="0.101315054119031" calcext:value-type="float">
            <text:p>0.101315054119031</text:p>
          </table:table-cell>
          <table:table-cell table:style-name="ce2" table:formula="of:=POWER([.C52]-[.C46]; 2)" office:value-type="float" office:value="0.0262893632381709" calcext:value-type="float">
            <text:p>0.0262893632381709</text:p>
          </table:table-cell>
          <table:table-cell table:number-columns-repeated="2"/>
          <table:table-cell table:style-name="ce2" table:formula="of:=2 * ([.B52]-[.B46])" office:value-type="float" office:value="0.636600515610948" calcext:value-type="float">
            <text:p>0.636600515610948</text:p>
          </table:table-cell>
          <table:table-cell table:style-name="ce2" table:formula="of:=2 * ([.C52]-[.C46])" office:value-type="float" office:value="-0.324279899088247" calcext:value-type="float">
            <text:p>-0.324279899088247</text:p>
          </table:table-cell>
          <table:table-cell table:number-columns-repeated="3"/>
          <table:table-cell table:style-name="ce6"/>
          <table:table-cell table:style-name="ce2" table:formula="of:=[.D26]*[.I51]" office:value-type="float" office:value="0.121667048127798" calcext:value-type="float">
            <text:p>0.121667048127798</text:p>
          </table:table-cell>
          <table:table-cell table:style-name="ce2" table:formula="of:=[.J51]*[.D26]" office:value-type="float" office:value="-0.0388022948540677" calcext:value-type="float">
            <text:p>-0.0388022948540677</text:p>
          </table:table-cell>
          <table:table-cell table:style-name="ce9" office:value-type="string" calcext:value-type="string">
            <text:p>Example 2</text:p>
          </table:table-cell>
          <table:table-cell table:number-columns-repeated="2"/>
        </table:table-row>
        <table:table-row table:style-name="ro1">
          <table:table-cell/>
          <table:table-cell table:formula="of:=POWER([.B53]-[.B47]; 2)" office:value-type="float" office:value="0.373627884113705" calcext:value-type="float">
            <text:p>0.373627884113705</text:p>
          </table:table-cell>
          <table:table-cell table:style-name="ce2" table:formula="of:=POWER([.C53]-[.C47]; 2)" office:value-type="float" office:value="0.750201176881313" calcext:value-type="float">
            <text:p>0.750201176881313</text:p>
          </table:table-cell>
          <table:table-cell table:number-columns-repeated="2"/>
          <table:table-cell table:style-name="ce2" table:formula="of:=2 * ([.B53]-[.B47])" office:value-type="float" office:value="-1.2225021621473" calcext:value-type="float">
            <text:p>-1.2225021621473</text:p>
          </table:table-cell>
          <table:table-cell table:style-name="ce2" table:formula="of:=2 * ([.C53]-[.C47])" office:value-type="float" office:value="1.73228309104639" calcext:value-type="float">
            <text:p>1.73228309104639</text:p>
          </table:table-cell>
          <table:table-cell table:number-columns-repeated="3"/>
          <table:table-cell table:style-name="ce6"/>
          <table:table-cell table:style-name="ce2" table:formula="of:=[.D27]*[.I52]" office:value-type="float" office:value="-0.145247436029943" calcext:value-type="float">
            <text:p>-0.145247436029943</text:p>
          </table:table-cell>
          <table:table-cell table:style-name="ce2" table:formula="of:=[.J52]*[.D27]" office:value-type="float" office:value="0.100420770084011" calcext:value-type="float">
            <text:p>0.100420770084011</text:p>
          </table:table-cell>
          <table:table-cell table:style-name="ce9" office:value-type="string" calcext:value-type="string">
            <text:p>Example 3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8"/>
          <table:table-cell table:style-name="ce6"/>
          <table:table-cell table:style-name="ce2" table:formula="of:=AVERAGE([.L56:.L59])" office:value-type="float" office:value="-0.0291828795511013" calcext:value-type="float">
            <text:p>-0.0291828795511013</text:p>
          </table:table-cell>
          <table:table-cell table:style-name="ce2" table:formula="of:=AVERAGE([.M56:.M59])" office:value-type="float" office:value="0.0489839624992463" calcext:value-type="float">
            <text:p>0.0489839624992463</text:p>
          </table:table-cell>
          <table:table-cell table:style-name="ce9"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erage total Cost/Error</text:p>
          </table:table-cell>
          <table:table-cell table:number-columns-repeated="14"/>
        </table:table-row>
        <table:table-row table:style-name="ro1">
          <table:table-cell/>
          <table:table-cell table:style-name="Default" table:formula="of:=AVERAGE([.B56:.C59])" office:value-type="float" office:value="0.280687963610437" calcext:value-type="float">
            <text:p>0.280687963610437</text:p>
          </table:table-cell>
          <table:table-cell table:number-columns-repeated="14"/>
        </table:table-row>
      </table:table>
      <table:table table:name="Sheet2" table:style-name="ta1">
        <table:table-column table:style-name="co1" table:number-columns-repeated="10" table:default-cell-style-name="Default"/>
        <table:table-row table:style-name="ro1" table:number-rows-repeated="8">
          <table:table-cell table:number-columns-repeated="10"/>
        </table:table-row>
        <table:table-row table:style-name="ro1">
          <table:table-cell table:number-columns-repeated="7"/>
          <table:table-cell table:style-name="ce1"/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7"/>
          <table:table-cell table:style-name="ce2" table:number-columns-repeated="3"/>
        </table:table-row>
        <table:table-row table:style-name="ro1" table:number-rows-repeated="2">
          <table:table-cell table:number-columns-repeated="6"/>
          <table:table-cell table:style-name="ce2" table:number-columns-repeated="4"/>
        </table:table-row>
        <table:table-row table:style-name="ro1">
          <table:table-cell/>
          <table:table-cell table:style-name="ce1"/>
          <table:table-cell table:number-columns-repeated="4"/>
          <table:table-cell table:style-name="ce2" table:number-columns-repeated="4"/>
        </table:table-row>
        <table:table-row table:style-name="ro1">
          <table:table-cell table:number-columns-repeated="6"/>
          <table:table-cell table:style-name="ce2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1T20:05:19.199987703</meta:creation-date>
    <dc:date>2023-06-12T20:30:36.842112327</dc:date>
    <meta:editing-duration>P2DT4H23M55S</meta:editing-duration>
    <meta:editing-cycles>14</meta:editing-cycles>
    <meta:generator>LibreOffice/7.4.5.1$Linux_X86_64 LibreOffice_project/40$Build-1</meta:generator>
    <meta:document-statistic meta:table-count="2" meta:cell-count="255" meta:object-count="21"/>
  </office:meta>
</office:document-meta>
</file>